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3bd3f" officeooo:paragraph-rsid="0013bd3f"/>
    </style:style>
    <style:style style:name="P2" style:family="paragraph" style:parent-style-name="Text_20_body">
      <style:text-properties fo:language="en" fo:country="US" officeooo:rsid="0014d272" officeooo:paragraph-rsid="0014d272"/>
    </style:style>
    <style:style style:name="P3" style:family="paragraph" style:parent-style-name="Text_20_body">
      <style:text-properties fo:language="en" fo:country="US" officeooo:rsid="001d1bbb" officeooo:paragraph-rsid="001d1bbb"/>
    </style:style>
    <style:style style:name="P4" style:family="paragraph" style:parent-style-name="Text_20_body">
      <style:text-properties fo:language="en" fo:country="US" officeooo:rsid="001ff213" officeooo:paragraph-rsid="001ff213"/>
    </style:style>
    <style:style style:name="P5" style:family="paragraph" style:parent-style-name="Text_20_body">
      <style:text-properties fo:language="en" fo:country="US" officeooo:rsid="00218eb0" officeooo:paragraph-rsid="00218eb0"/>
    </style:style>
    <style:style style:name="P6" style:family="paragraph" style:parent-style-name="Text_20_body">
      <style:text-properties fo:language="en" fo:country="US" officeooo:rsid="002547a1" officeooo:paragraph-rsid="002547a1"/>
    </style:style>
    <style:style style:name="P7" style:family="paragraph" style:parent-style-name="Text_20_body" style:list-style-name="L2">
      <style:text-properties fo:language="en" fo:country="US" officeooo:rsid="00266a4d" officeooo:paragraph-rsid="00266a4d"/>
    </style:style>
    <style:style style:name="P8" style:family="paragraph" style:parent-style-name="Text_20_body" style:list-style-name="L2">
      <style:text-properties fo:language="en" fo:country="US" officeooo:rsid="0028123f" officeooo:paragraph-rsid="0028123f"/>
    </style:style>
    <style:style style:name="P9" style:family="paragraph" style:parent-style-name="Text_20_body">
      <style:text-properties fo:language="en" fo:country="US" officeooo:rsid="00294a30" officeooo:paragraph-rsid="00294a30"/>
    </style:style>
    <style:style style:name="P10" style:family="paragraph" style:parent-style-name="Title">
      <style:text-properties fo:language="en" fo:country="US" officeooo:rsid="0013bd3f" officeooo:paragraph-rsid="0013bd3f"/>
    </style:style>
    <style:style style:name="P11" style:family="paragraph" style:parent-style-name="Heading_20_1">
      <style:text-properties fo:language="en" fo:country="US" officeooo:rsid="00149f51" officeooo:paragraph-rsid="00149f51"/>
    </style:style>
    <style:style style:name="P12" style:family="paragraph" style:parent-style-name="Heading_20_1">
      <style:text-properties fo:language="en" fo:country="US" officeooo:rsid="001f6736" officeooo:paragraph-rsid="001f6736"/>
    </style:style>
    <style:style style:name="T1" style:family="text">
      <style:text-properties officeooo:rsid="00149f51"/>
    </style:style>
    <style:style style:name="T2" style:family="text">
      <style:text-properties officeooo:rsid="00167d6b"/>
    </style:style>
    <style:style style:name="T3" style:family="text">
      <style:text-properties officeooo:rsid="0017d78f"/>
    </style:style>
    <style:style style:name="T4" style:family="text">
      <style:text-properties officeooo:rsid="00218eb0"/>
    </style:style>
    <style:style style:name="T5" style:family="text">
      <style:text-properties officeooo:rsid="00266a4d"/>
    </style:style>
    <style:style style:name="T6" style:family="text">
      <style:text-properties officeooo:rsid="00295e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evelopment</text:span> of Graph-library’s report</text:p>
      <text:p text:style-name="P1"/>
      <text:h text:style-name="P11" text:outline-level="1">Project conduct :</text:h>
      <text:p text:style-name="P2">I started by creating the <text:span text:style-name="T2">UML</text:span>model of the program, the<text:span text:style-name="T3">n I started with the Vertice class as being the most independent one for its methods, then the node class as without nodes, there can’t be a graph, and the Node class uses lots of vertices. Finally, I implemented the three graph method, beginning with the abstract mother-class, then the non-oriented class and finally the oriented class.</text:span></text:p>
      <text:p text:style-name="P3">The tests were made previous to the coding of the methods (method by method), and the documentation was added once all the method (signature at least) were present.</text:p>
      <text:h text:style-name="P12" text:outline-level="1">Technical choices :</text:h>
      <text:p text:style-name="P4">The orientation is carried by the vertices : <text:span text:style-name="T4">this technically allows for graph with vertices oriented and non-oriented, reducing the number of verticies in the graph.</text:span></text:p>
      <text:p text:style-name="P5">As such, only one method for the graph is currently overridden.</text:p>
      <text:p text:style-name="P6">The Dijkstra algorithm was implemented this way : first, we check the nodes to be reachable from one to another, then we create the lists of visited points and points needed to be calculated and <text:span text:style-name="T5">initialize</text:span> it with the starting point. <text:span text:style-name="T5">Then we loop while the end is not reached and the best possible. The repeated orations are: </text:span></text:p>
      <text:list xml:id="list1389747998110948902" text:style-name="L2">
        <text:list-item>
          <text:p text:style-name="P7">selecting a node (the one that weight the less),</text:p>
        </text:list-item>
        <text:list-item>
          <text:p text:style-name="P7">calculating the following nodes (and weight and path),</text:p>
        </text:list-item>
        <text:list-item>
          <text:p text:style-name="P7">updating the lists accordingly;</text:p>
        </text:list-item>
        <text:list-item>
          <text:p text:style-name="P8">repeat.</text:p>
        </text:list-item>
      </text:list>
      <text:p text:style-name="P9">Finally there is one break done in case of the list to be calculated being empty, <text:span text:style-name="T6">happing</text:span> due to loose e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0:05:15.441273354</meta:creation-date>
    <meta:generator>LibreOffice/5.1.6.2$Linux_X86_64 LibreOffice_project/10m0$Build-2</meta:generator>
    <dc:date>2017-12-22T13:43:24.538693856</dc:date>
    <meta:editing-duration>PT3H17M39S</meta:editing-duration>
    <meta:editing-cycles>19</meta:editing-cycles>
    <meta:document-statistic meta:table-count="0" meta:image-count="0" meta:object-count="0" meta:page-count="1" meta:paragraph-count="13" meta:word-count="248" meta:character-count="1438" meta:non-whitespace-character-count="1208"/>
  </office:meta>
</office:document-meta>
</file>